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style:writing-mode="lr-tb" loext:decorative="fals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 loext:decorative="false"/>
    </style:style>
    <style:style style:name="P1" style:family="paragraph">
      <style:paragraph-properties fo:margin-left="0cm" fo:margin-right="0cm" fo:line-height="10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6600"/>
      <style:paragraph-properties fo:margin-left="0cm" fo:margin-right="0cm" fo:line-height="100%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6600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" fo:font-size="18pt" fo:language="pt" fo:country="BR" style:font-size-asian="18pt" style:font-size-complex="18pt"/>
    </style:style>
    <style:style style:name="T2" style:family="text">
      <style:text-properties style:font-name="Arial" fo:font-size="8pt" fo:language="pt" fo:country="BR" style:font-size-asian="8pt" style:font-size-complex="8pt"/>
    </style:style>
    <style:style style:name="T3" style:family="text">
      <style:text-properties fo:font-size="20pt" fo:language="pt" fo:country="BR" style:font-size-asian="20pt" style:font-size-complex="20pt"/>
    </style:style>
    <style:style style:name="T4" style:family="text">
      <style:text-properties fo:font-size="4pt" fo:language="pt" fo:country="BR" style:font-size-asian="4pt" style:font-size-complex="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style-name="gr1">
          <draw:custom-shape draw:style-name="gr2" draw:text-style-name="P4" draw:layer="layout" svg:width="19.169cm" svg:height="5.425cm" svg:x="0.513cm" svg:y="0.297cm">
            <text:list text:style-name="L1">
              <text:list-header>
                <text:p text:style-name="P1"><text:span text:style-name="T1">Consumidor</text:span><text:span text:style-name="T1"><text:tab/></text:span><text:span text:style-name="T1">Data/Hora</text:span><text:span text:style-name="T1"><text:tab/></text:span><text:span text:style-name="T1"><text:tab/></text:span><text:span text:style-name="T1">Produtos</text:span></text:p>
                <text:p text:style-name="P2"><text:span text:style-name="T2"/></text:p>
                <text:p text:style-name="P1"><text:span text:style-name="T1">João</text:span><text:span text:style-name="T1"><text:tab/></text:span><text:span text:style-name="T1"><text:tab/></text:span><text:span text:style-name="T1">01.08.2025/17:01</text:span><text:span text:style-name="T1"><text:tab/></text:span><text:span text:style-name="T1"><text:tab/></text:span><text:span text:style-name="T1">leite, pão</text:span></text:p>
                <text:p text:style-name="P1"><text:span text:style-name="T1">João</text:span><text:span text:style-name="T1"><text:tab/></text:span><text:span text:style-name="T1"><text:tab/></text:span><text:span text:style-name="T1">03.08.2025/14:25</text:span><text:span text:style-name="T1"><text:tab/></text:span><text:span text:style-name="T1"><text:tab/></text:span><text:span text:style-name="T1">carne, cerveja</text:span></text:p>
                <text:p text:style-name="P1"><text:span text:style-name="T1">João</text:span><text:span text:style-name="T1"><text:tab/></text:span><text:span text:style-name="T1"><text:tab/></text:span><text:span text:style-name="T1">10.08.2025/21:15</text:span><text:span text:style-name="T1"><text:tab/></text:span><text:span text:style-name="T1"><text:tab/></text:span><text:span text:style-name="T1">queijo, manteiga, sal</text:span><text:span text:style-name="T3"> </text:span></text:p>
              </text:list-header>
            </text:list>
            <text:list text:style-name="L2">
              <text:list-header>
                <text:p text:style-name="P3"><text:span text:style-name="T4"/></text:p>
              </text:list-header>
            </text:list>
            <text:list text:style-name="L1">
              <text:list-header>
                <text:p text:style-name="P1"><text:span text:style-name="T1">Marcos</text:span><text:span text:style-name="T1"><text:tab/></text:span><text:span text:style-name="T1"><text:tab/></text:span><text:span text:style-name="T1">05.08.2025/10:16</text:span><text:span text:style-name="T1"><text:tab/></text:span><text:span text:style-name="T1"><text:tab/></text:span><text:span text:style-name="T1">leite, ovos</text:span></text:p>
                <text:p text:style-name="P1"><text:span text:style-name="T1">Marcos</text:span><text:span text:style-name="T1"><text:tab/></text:span><text:span text:style-name="T1"><text:tab/></text:span><text:span text:style-name="T1">08.08.2025/18:30</text:span><text:span text:style-name="T1"><text:tab/></text:span><text:span text:style-name="T1"><text:tab/></text:span><text:span text:style-name="T1">queijo, manteig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20.108cm" svg:height="5.503cm" svg:x="0.2cm" svg:y="0.29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0.2cm" svg:y1="1.254cm" svg:x2="20.308cm" svg:y2="1.254cm">
            <text:p/>
          </draw:line>
          <draw:line draw:style-name="gr4" draw:text-style-name="P6" draw:layer="layout" svg:x1="0.2cm" svg:y1="3.886cm" svg:x2="20.308cm" svg:y2="3.886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8-09T14:45:22</meta:creation-date>
    <dc:date>2025-11-11T22:03:03.874740985</dc:date>
    <meta:editing-duration>PT2M55S</meta:editing-duration>
    <meta:editing-cycles>2</meta:editing-cycles>
    <meta:generator>LibreOffice/24.2.7.2$Linux_X86_64 LibreOffice_project/420$Build-2</meta:generator>
    <meta:document-statistic meta:object-count="5"/>
  </office:meta>
</office:document-meta>
</file>